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492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ODLAND" table:style-name="ta1">
        <table:table-column table:style-name="co1" table:default-cell-style-name="ce11"/>
        <table:table-column table:style-name="co1" table:number-columns-repeated="4" table:default-cell-style-name="ce12"/>
        <table:table-row table:style-name="ro1">
          <table:table-cell table:style-name="ce10" office:value-type="string" calcext:value-type="string">
            <text:p>Short Name</text:p>
          </table:table-cell>
          <table:table-cell table:style-name="ce10" office:value-type="string" calcext:value-type="string">
            <text:p>Collection</text:p>
          </table:table-cell>
          <table:table-cell table:style-name="ce10" office:value-type="string" calcext:value-type="string">
            <text:p>Keyword</text:p>
          </table:table-cell>
          <table:table-cell table:style-name="ce10" office:value-type="string" calcext:value-type="string">
            <text:p>Spatial Resolution</text:p>
          </table:table-cell>
          <table:table-cell table:style-name="ce10" office:value-type="string" calcext:value-type="string">
            <text:p>Temporal Resolution</text:p>
          </table:table-cell>
        </table:table-row>
        <table:table-row table:style-name="ro2">
          <table:table-cell office:value-type="string" calcext:value-type="string">
            <text:p><text:a xlink:href="https://lpdaac.usgs.gov/products/mcd12c1v006/" xlink:type="simple">MCD12C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Land Cover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cd12q1v006/" xlink:type="simple">MCD12Q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Land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cd12q2v006/" xlink:type="simple">MCD12Q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Phenology, Vegetation Indices (V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4">
          <table:table-cell office:value-type="string" calcext:value-type="string">
            <text:p><text:a xlink:href="https://lpdaac.usgs.gov/products/mcd15a2hv006/" xlink:type="simple">MCD15A2H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cd15a2hv061/" xlink:type="simple">MCD15A2H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cd15a3hv061/" xlink:type="simple">MCD15A3H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cd15a3hv006/" xlink:type="simple">MCD15A3H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cd18a1v006/" xlink:type="simple">MCD18A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Surface Radi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18a1v061/" xlink:type="simple">MCD18A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Surface Radi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cd18a2v006/" xlink:type="simple">MCD18A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Photosynthetically Active Radiation (PAR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cd18a2v061/" xlink:type="simple">MCD18A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Photosynthetically Active Radiation (PAR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18c1v061/" xlink:type="simple">MCD18C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Surface Radi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cd18c2v061/" xlink:type="simple">MCD18C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Photosynthetically Active Radiation (PAR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19a1v006/" xlink:type="simple">MCD19A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, 1000 m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cd19a2v006/" xlink:type="simple">MCD19A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erosol Optical Depth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6">
          <table:table-cell office:value-type="string" calcext:value-type="string">
            <text:p><text:a xlink:href="https://lpdaac.usgs.gov/products/mcd19a3v006/" xlink:type="simple">MCD19A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table:style-name="ce3" office:value-type="string" calcext:value-type="string">
            <text:p><text:a xlink:href="https://lpdaac.usgs.gov/products/mcd19a3dv061/" xlink:type="simple">MCD19A3D.061</text:a></text:p>
          </table:table-cell>
          <table:table-cell office:value-type="string" calcext:value-type="string">
            <text:p>Combined MODIS</text:p>
          </table:table-cell>
          <table:table-cell table:style-name="ce6" office:value-type="string" calcext:value-type="string">
            <text:p>Bidirectional Reflectance Distribution Function (BRDF), 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7">
          <table:table-cell office:value-type="string" calcext:value-type="string">
            <text:p><text:a xlink:href="https://lpdaac.usgs.gov/products/mcd43a1v006/" xlink:type="simple">MCD43A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a1v061/" xlink:type="simple">MCD43A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a2v006/" xlink:type="simple">MCD43A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a2v061/" xlink:type="simple">MCD43A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a3v006/" xlink:type="simple">MCD43A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a3v061/" xlink:type="simple">MCD43A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a4v006/" xlink:type="simple">MCD43A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a4v061/" xlink:type="simple">MCD43A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1v006/" xlink:type="simple">MCD43C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1v061/" xlink:type="simple">MCD43C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2v006/" xlink:type="simple">MCD43C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2v061/" xlink:type="simple">MCD43C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3v006/" xlink:type="simple">MCD43C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c3v061/" xlink:type="simple">MCD43C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8">
          <table:table-cell office:value-type="string" calcext:value-type="string">
            <text:p><text:a xlink:href="https://lpdaac.usgs.gov/products/mcd43c4v006/" xlink:type="simple">MCD43C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Surface Reflect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8">
          <table:table-cell office:value-type="string" calcext:value-type="string">
            <text:p><text:a xlink:href="https://lpdaac.usgs.gov/products/mcd43c4v061/" xlink:type="simple">MCD43C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Surface Reflect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1v006/" xlink:type="simple">MCD43D0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1v061/" xlink:type="simple">MCD43D0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2v061/" xlink:type="simple">MCD43D0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2v006/" xlink:type="simple">MCD43D0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3v061/" xlink:type="simple">MCD43D0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3v006/" xlink:type="simple">MCD43D0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4v006/" xlink:type="simple">MCD43D0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4v061/" xlink:type="simple">MCD43D0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5v061/" xlink:type="simple">MCD43D0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5v006/" xlink:type="simple">MCD43D0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6v006/" xlink:type="simple">MCD43D0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6v061/" xlink:type="simple">MCD43D0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7v061/" xlink:type="simple">MCD43D0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7v006/" xlink:type="simple">MCD43D0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8v006/" xlink:type="simple">MCD43D0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8v061/" xlink:type="simple">MCD43D0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9v061/" xlink:type="simple">MCD43D0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09v006/" xlink:type="simple">MCD43D0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0v061/" xlink:type="simple">MCD43D1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0v006/" xlink:type="simple">MCD43D1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1v006/" xlink:type="simple">MCD43D1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1v061/" xlink:type="simple">MCD43D1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2v061/" xlink:type="simple">MCD43D1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2v006/" xlink:type="simple">MCD43D1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3v006/" xlink:type="simple">MCD43D1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3v061/" xlink:type="simple">MCD43D1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6">
          <table:table-cell office:value-type="string" calcext:value-type="string">
            <text:p><text:a xlink:href="https://lpdaac.usgs.gov/products/mcd43d14v061/" xlink:type="simple">MCD43D1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4v006/" xlink:type="simple">MCD43D1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5v006/" xlink:type="simple">MCD43D1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5v061/" xlink:type="simple">MCD43D1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6v006/" xlink:type="simple">MCD43D1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6v061/" xlink:type="simple">MCD43D1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7v006/" xlink:type="simple">MCD43D1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7v061/" xlink:type="simple">MCD43D1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8v006/" xlink:type="simple">MCD43D1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8v061/" xlink:type="simple">MCD43D1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9v006/" xlink:type="simple">MCD43D1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19v061/" xlink:type="simple">MCD43D1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0v061/" xlink:type="simple">MCD43D2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0v006/" xlink:type="simple">MCD43D2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1v061/" xlink:type="simple">MCD43D2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1v006/" xlink:type="simple">MCD43D2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2v061/" xlink:type="simple">MCD43D2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2v006/" xlink:type="simple">MCD43D2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3v006/" xlink:type="simple">MCD43D2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3v061/" xlink:type="simple">MCD43D2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4v006/" xlink:type="simple">MCD43D2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4v061/" xlink:type="simple">MCD43D2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5v006/" xlink:type="simple">MCD43D2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5v061/" xlink:type="simple">MCD43D2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6v006/" xlink:type="simple">MCD43D2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6v061/" xlink:type="simple">MCD43D2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7v006/" xlink:type="simple">MCD43D2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7v061/" xlink:type="simple">MCD43D2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8v006/" xlink:type="simple">MCD43D2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8v061/" xlink:type="simple">MCD43D2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9v006/" xlink:type="simple">MCD43D2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29v061/" xlink:type="simple">MCD43D2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30v061/" xlink:type="simple">MCD43D3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d30v006/" xlink:type="simple">MCD43D3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1v006/" xlink:type="simple">MCD43D3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1v061/" xlink:type="simple">MCD43D3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2v006/" xlink:type="simple">MCD43D3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2v061/" xlink:type="simple">MCD43D3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3v061/" xlink:type="simple">MCD43D3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3v006/" xlink:type="simple">MCD43D3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4v006/" xlink:type="simple">MCD43D3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4v061/" xlink:type="simple">MCD43D3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5v006/" xlink:type="simple">MCD43D3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5v061/" xlink:type="simple">MCD43D3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6v061/" xlink:type="simple">MCD43D3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6v006/" xlink:type="simple">MCD43D3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7v006/" xlink:type="simple">MCD43D3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7v061/" xlink:type="simple">MCD43D3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8v006/" xlink:type="simple">MCD43D3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8v061/" xlink:type="simple">MCD43D3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9v006/" xlink:type="simple">MCD43D3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39v061/" xlink:type="simple">MCD43D3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40v006/" xlink:type="simple">MCD43D4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40v061/" xlink:type="simple">MCD43D4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41v061/" xlink:type="simple">MCD43D4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41v006/" xlink:type="simple">MCD43D4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, Quality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2v006/" xlink:type="simple">MCD43D4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2v061/" xlink:type="simple">MCD43D4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3v061/" xlink:type="simple">MCD43D4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3v006/" xlink:type="simple">MCD43D4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4v006/" xlink:type="simple">MCD43D4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4v061/" xlink:type="simple">MCD43D4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5v006/" xlink:type="simple">MCD43D4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5v061/" xlink:type="simple">MCD43D4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6v061/" xlink:type="simple">MCD43D4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6v006/" xlink:type="simple">MCD43D4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7v006/" xlink:type="simple">MCD43D4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7v061/" xlink:type="simple">MCD43D4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8v006/" xlink:type="simple">MCD43D4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8v061/" xlink:type="simple">MCD43D4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9v061/" xlink:type="simple">MCD43D4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49v006/" xlink:type="simple">MCD43D4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0v006/" xlink:type="simple">MCD43D5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0v061/" xlink:type="simple">MCD43D5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1v061/" xlink:type="simple">MCD43D5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1v006/" xlink:type="simple">MCD43D5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2v061/" xlink:type="simple">MCD43D5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2v006/" xlink:type="simple">MCD43D5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3v061/" xlink:type="simple">MCD43D5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3v006/" xlink:type="simple">MCD43D5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4v006/" xlink:type="simple">MCD43D5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4v061/" xlink:type="simple">MCD43D5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5v006/" xlink:type="simple">MCD43D5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5v061/" xlink:type="simple">MCD43D5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6v061/" xlink:type="simple">MCD43D5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6v006/" xlink:type="simple">MCD43D5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7v006/" xlink:type="simple">MCD43D5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7v061/" xlink:type="simple">MCD43D5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8v061/" xlink:type="simple">MCD43D5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8v006/" xlink:type="simple">MCD43D5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9v006/" xlink:type="simple">MCD43D59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59v061/" xlink:type="simple">MCD43D59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60v061/" xlink:type="simple">MCD43D60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60v006/" xlink:type="simple">MCD43D60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61v006/" xlink:type="simple">MCD43D6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cd43d61v061/" xlink:type="simple">MCD43D6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2v061/" xlink:type="simple">MCD43D62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2v006/" xlink:type="simple">MCD43D62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3v061/" xlink:type="simple">MCD43D63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3v006/" xlink:type="simple">MCD43D63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4v006/" xlink:type="simple">MCD43D64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4v061/" xlink:type="simple">MCD43D64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5v061/" xlink:type="simple">MCD43D65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5v006/" xlink:type="simple">MCD43D65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cd43d66v061/" xlink:type="simple">MCD43D66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6v006/" xlink:type="simple">MCD43D66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7v006/" xlink:type="simple">MCD43D67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7v061/" xlink:type="simple">MCD43D67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8v006/" xlink:type="simple">MCD43D68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4">
          <table:table-cell office:value-type="string" calcext:value-type="string">
            <text:p><text:a xlink:href="https://lpdaac.usgs.gov/products/mcd43d68v061/" xlink:type="simple">MCD43D68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idirectional Reflectance Distribution Function (BRDF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cd43gfv006/" xlink:type="simple">MCD43GF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Albedo, Bidirectional Reflectance Distribution Function (BRDF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cd64a1v061/" xlink:type="simple">MCD64A1.061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urned Area, Thermal Anomalies and Fir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cd64a1v006/" xlink:type="simple">MCD64A1.006</text:a></text:p>
          </table:table-cell>
          <table:table-cell office:value-type="string" calcext:value-type="string">
            <text:p>Combined MODIS</text:p>
          </table:table-cell>
          <table:table-cell office:value-type="string" calcext:value-type="string">
            <text:p>Burned Area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a1v061/" xlink:type="simple">MOD09A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09a1v006/" xlink:type="simple">MOD09A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09cmgv006/" xlink:type="simple">MOD09CMG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cmgv061/" xlink:type="simple">MOD09CMG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gav006/" xlink:type="simple">MOD09GA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, 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gav061/" xlink:type="simple">MOD09GA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, 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gqv061/" xlink:type="simple">MOD09GQ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gqv006/" xlink:type="simple">MOD09GQ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09q1v006/" xlink:type="simple">MOD09Q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09q1v061/" xlink:type="simple">MOD09Q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a1v006/" xlink:type="simple">MOD11A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a1v061/" xlink:type="simple">MOD11A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a2v006/" xlink:type="simple">MOD11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a2v061/" xlink:type="simple">MOD11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1v006/" xlink:type="simple">MOD11B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1v061/" xlink:type="simple">MOD11B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2v006/" xlink:type="simple">MOD11B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2v061/" xlink:type="simple">MOD11B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3v061/" xlink:type="simple">MOD11B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b3v006/" xlink:type="simple">MOD11B3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1v006/" xlink:type="simple">MOD11C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1v061/" xlink:type="simple">MOD11C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2v006/" xlink:type="simple">MOD11C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2v061/" xlink:type="simple">MOD11C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3v006/" xlink:type="simple">MOD11C3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c3v061/" xlink:type="simple">MOD11C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_l2v006/" xlink:type="simple">MOD11_L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11_l2v061/" xlink:type="simple">MOD11_L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1v061/" xlink:type="simple">MOD13A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1v006/" xlink:type="simple">MOD13A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2v006/" xlink:type="simple">MOD13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2v061/" xlink:type="simple">MOD13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3v006/" xlink:type="simple">MOD13A3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a3v061/" xlink:type="simple">MOD13A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c1v006/" xlink:type="simple">MOD13C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c1v061/" xlink:type="simple">MOD13C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c2v006/" xlink:type="simple">MOD13C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c2v061/" xlink:type="simple">MOD13C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13q1v006/" xlink:type="simple">MOD13Q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3q1v061/" xlink:type="simple">MOD13Q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od14v006/" xlink:type="simple">MOD14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3">
          <table:table-cell office:value-type="string" calcext:value-type="string">
            <text:p><text:a xlink:href="https://lpdaac.usgs.gov/products/mod14v061/" xlink:type="simple">MOD14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3">
          <table:table-cell office:value-type="string" calcext:value-type="string">
            <text:p><text:a xlink:href="https://lpdaac.usgs.gov/products/mod14a1v006/" xlink:type="simple">MOD14A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od14a1v061/" xlink:type="simple">MOD14A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od14a2v006/" xlink:type="simple">MOD14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od14a2v061/" xlink:type="simple">MOD14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od15a2hv061/" xlink:type="simple">MOD15A2H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od15a2hv006/" xlink:type="simple">MOD15A2H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2v061/" xlink:type="simple">MOD16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2v006/" xlink:type="simple">MOD16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2gfv006/" xlink:type="simple">MOD16A2GF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2gfv061/" xlink:type="simple">MOD16A2GF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3v006/" xlink:type="simple">MOD16A3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3gfv006/" xlink:type="simple">MOD16A3GF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od16a3gfv061/" xlink:type="simple">MOD16A3GF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5">
          <table:table-cell office:value-type="string" calcext:value-type="string">
            <text:p><text:a xlink:href="https://lpdaac.usgs.gov/products/mod17a2hv006/" xlink:type="simple">MOD17A2H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7a2hv061/" xlink:type="simple">MOD17A2H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7a2hgfv061/" xlink:type="simple">MOD17A2HGF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17a2hgfv006/" xlink:type="simple">MOD17A2HGF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od17a3hv006/" xlink:type="simple">MOD17A3H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Net Primary Productivity (N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od17a3hgfv061/" xlink:type="simple">MOD17A3HGF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Net Primary Productivity (N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od17a3hgfv006/" xlink:type="simple">MOD17A3HGF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Net Primary Productivity (N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v006/" xlink:type="simple">MOD21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v061/" xlink:type="simple">MOD2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1dv061/" xlink:type="simple">MOD21A1D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1dv006/" xlink:type="simple">MOD21A1D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1nv006/" xlink:type="simple">MOD21A1N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1nv061/" xlink:type="simple">MOD21A1N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2v061/" xlink:type="simple">MOD21A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21a2v006/" xlink:type="simple">MOD21A2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21c1v061/" xlink:type="simple">MOD21C1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od21c2v061/" xlink:type="simple">MOD21C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od21c3v061/" xlink:type="simple">MOD21C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od28c2v061/" xlink:type="simple">MOD28C2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levation, Land Cover</text:p>
          </table:table-cell>
          <table:table-cell table:style-name="ce13"/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od28c3v061/" xlink:type="simple">MOD28C3.061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Elevation, Land Cover</text:p>
          </table:table-cell>
          <table:table-cell table:style-name="ce13"/>
          <table:table-cell office:value-type="string" calcext:value-type="string">
            <text:p>Monthly</text:p>
          </table:table-cell>
        </table:table-row>
        <table:table-row table:style-name="ro3">
          <table:table-cell office:value-type="string" calcext:value-type="string">
            <text:p><text:a xlink:href="https://lpdaac.usgs.gov/products/mod44bv006/" xlink:type="simple">MOD44B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Vegetation Continuous Fields (VCF)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Yearly</text:p>
          </table:table-cell>
        </table:table-row>
        <table:table-row table:style-name="ro1">
          <table:table-cell office:value-type="string" calcext:value-type="string">
            <text:p><text:a xlink:href="https://lpdaac.usgs.gov/products/mod44wv006/" xlink:type="simple">MOD44W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Land Cover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odocgav006/" xlink:type="simple">MODOCGA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odtbgav006/" xlink:type="simple">MODTBGA.006</text:a></text:p>
          </table:table-cell>
          <table:table-cell office:value-type="string" calcext:value-type="string">
            <text:p>Terra MODIS</text:p>
          </table:table-cell>
          <table:table-cell office:value-type="string" calcext:value-type="string">
            <text:p>Albedo, Land Surface Temperature (LST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a1v061/" xlink:type="simple">MYD09A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09a1v006/" xlink:type="simple">MYD09A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09cmgv006/" xlink:type="simple">MYD09CMG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cmgv061/" xlink:type="simple">MYD09CMG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gav061/" xlink:type="simple">MYD09GA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, 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gav006/" xlink:type="simple">MYD09GA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500, 100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gqv006/" xlink:type="simple">MYD09GQ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gqv061/" xlink:type="simple">MYD09GQ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09q1v006/" xlink:type="simple">MYD09Q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09q1v061/" xlink:type="simple">MYD09Q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a1v006/" xlink:type="simple">MYD11A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a1v061/" xlink:type="simple">MYD11A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a2v006/" xlink:type="simple">MYD11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a2v061/" xlink:type="simple">MYD11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1v006/" xlink:type="simple">MYD11B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1v061/" xlink:type="simple">MYD11B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2v061/" xlink:type="simple">MYD11B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2v006/" xlink:type="simple">MYD11B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3v061/" xlink:type="simple">MYD11B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b3v006/" xlink:type="simple">MYD11B3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1v006/" xlink:type="simple">MYD11C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1v061/" xlink:type="simple">MYD11C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2v006/" xlink:type="simple">MYD11C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2v061/" xlink:type="simple">MYD11C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3v061/" xlink:type="simple">MYD11C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c3v006/" xlink:type="simple">MYD11C3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_l2v006/" xlink:type="simple">MYD11_L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11_l2v061/" xlink:type="simple">MYD11_L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1v006/" xlink:type="simple">MYD13A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1v061/" xlink:type="simple">MYD13A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2v061/" xlink:type="simple">MYD13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2v006/" xlink:type="simple">MYD13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3v061/" xlink:type="simple">MYD13A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a3v006/" xlink:type="simple">MYD13A3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c1v061/" xlink:type="simple">MYD13C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c1v006/" xlink:type="simple">MYD13C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c2v061/" xlink:type="simple">MYD13C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c2v006/" xlink:type="simple">MYD13C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13q1v061/" xlink:type="simple">MYD13Q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3q1v006/" xlink:type="simple">MYD13Q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Vegetation Indices (VI)</text:p>
          </table:table-cell>
          <table:table-cell office:value-type="string" calcext:value-type="string">
            <text:p>250 m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yd14v006/" xlink:type="simple">MYD14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3">
          <table:table-cell office:value-type="string" calcext:value-type="string">
            <text:p><text:a xlink:href="https://lpdaac.usgs.gov/products/myd14v061/" xlink:type="simple">MYD14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3">
          <table:table-cell office:value-type="string" calcext:value-type="string">
            <text:p><text:a xlink:href="https://lpdaac.usgs.gov/products/myd14a1v006/" xlink:type="simple">MYD14A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yd14a1v061/" xlink:type="simple">MYD14A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3">
          <table:table-cell office:value-type="string" calcext:value-type="string">
            <text:p><text:a xlink:href="https://lpdaac.usgs.gov/products/myd14a2v061/" xlink:type="simple">MYD14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yd14a2v006/" xlink:type="simple">MYD14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Thermal Anomalies and Fi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yd15a2hv006/" xlink:type="simple">MYD15A2H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4">
          <table:table-cell office:value-type="string" calcext:value-type="string">
            <text:p><text:a xlink:href="https://lpdaac.usgs.gov/products/myd15a2hv061/" xlink:type="simple">MYD15A2H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Fraction of Photosynthetically Active Radiation (FPAR), Leaf Area Index (LAI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2v006/" xlink:type="simple">MYD16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2v061/" xlink:type="simple">MYD16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2gfv006/" xlink:type="simple">MYD16A2GF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2gfv061/" xlink:type="simple">MYD16A2GF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3v006/" xlink:type="simple">MYD16A3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3gfv006/" xlink:type="simple">MYD16A3GF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2">
          <table:table-cell office:value-type="string" calcext:value-type="string">
            <text:p><text:a xlink:href="https://lpdaac.usgs.gov/products/myd16a3gfv061/" xlink:type="simple">MYD16A3GF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vapotranspiration (ET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5">
          <table:table-cell office:value-type="string" calcext:value-type="string">
            <text:p><text:a xlink:href="https://lpdaac.usgs.gov/products/myd17a2hv006/" xlink:type="simple">MYD17A2H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7a2hv061/" xlink:type="simple">MYD17A2H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7a2hgfv006/" xlink:type="simple">MYD17A2HGF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17a2hgfv061/" xlink:type="simple">MYD17A2HGF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Gross Primary Productivity (G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Multi-Day</text:p>
          </table:table-cell>
        </table:table-row>
        <table:table-row table:style-name="ro3">
          <table:table-cell office:value-type="string" calcext:value-type="string">
            <text:p><text:a xlink:href="https://lpdaac.usgs.gov/products/myd17a3hv006/" xlink:type="simple">MYD17A3H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Net Primary Productivity (N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yd17a3hgfv006/" xlink:type="simple">MYD17A3HGF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Net Primary Productivity (N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3">
          <table:table-cell office:value-type="string" calcext:value-type="string">
            <text:p><text:a xlink:href="https://lpdaac.usgs.gov/products/myd17a3hgfv061/" xlink:type="simple">MYD17A3HGF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Net Primary Productivity (NPP)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Year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v006/" xlink:type="simple">MYD21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v061/" xlink:type="simple">MYD2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&lt; 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1dv006/" xlink:type="simple">MYD21A1D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1dv061/" xlink:type="simple">MYD21A1D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1nv061/" xlink:type="simple">MYD21A1N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1nv006/" xlink:type="simple">MYD21A1N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2v006/" xlink:type="simple">MYD21A2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21a2v061/" xlink:type="simple">MYD21A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21c1v061/" xlink:type="simple">MYD21C1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Daily</text:p>
          </table:table-cell>
        </table:table-row>
        <table:table-row table:style-name="ro5">
          <table:table-cell office:value-type="string" calcext:value-type="string">
            <text:p><text:a xlink:href="https://lpdaac.usgs.gov/products/myd21c2v061/" xlink:type="simple">MYD21C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ulti-Day</text:p>
          </table:table-cell>
        </table:table-row>
        <table:table-row table:style-name="ro5">
          <table:table-cell office:value-type="string" calcext:value-type="string">
            <text:p><text:a xlink:href="https://lpdaac.usgs.gov/products/myd21c3v061/" xlink:type="simple">MYD21C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missivity, Land Surface Temperature (LST)</text:p>
          </table:table-cell>
          <table:table-cell office:value-type="string" calcext:value-type="string">
            <text:p>5600 m</text:p>
          </table:table-cell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28c2v061/" xlink:type="simple">MYD28C2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levation, Land Cover</text:p>
          </table:table-cell>
          <table:table-cell table:style-name="ce13"/>
          <table:table-cell office:value-type="string" calcext:value-type="string">
            <text:p>Multi-Day</text:p>
          </table:table-cell>
        </table:table-row>
        <table:table-row table:style-name="ro2">
          <table:table-cell office:value-type="string" calcext:value-type="string">
            <text:p><text:a xlink:href="https://lpdaac.usgs.gov/products/myd28c3v061/" xlink:type="simple">MYD28C3.061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Elevation, Land Cover</text:p>
          </table:table-cell>
          <table:table-cell table:style-name="ce13"/>
          <table:table-cell office:value-type="string" calcext:value-type="string">
            <text:p>Monthly</text:p>
          </table:table-cell>
        </table:table-row>
        <table:table-row table:style-name="ro2">
          <table:table-cell office:value-type="string" calcext:value-type="string">
            <text:p><text:a xlink:href="https://lpdaac.usgs.gov/products/mydocgav006/" xlink:type="simple">MYDOCGA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  <table:table-row table:style-name="ro7">
          <table:table-cell office:value-type="string" calcext:value-type="string">
            <text:p><text:a xlink:href="https://lpdaac.usgs.gov/products/mydtbgav006/" xlink:type="simple">MYDTBGA.006</text:a></text:p>
          </table:table-cell>
          <table:table-cell office:value-type="string" calcext:value-type="string">
            <text:p>Aqua MODIS</text:p>
          </table:table-cell>
          <table:table-cell office:value-type="string" calcext:value-type="string">
            <text:p>Albedo, Land Surface Temperature (LST), Surface Reflectanc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Daily</text:p>
          </table:table-cell>
        </table:table-row>
      </table:table>
      <table:table table:name="MODSNOW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ce5"/>
        <table:table-column table:style-name="co5" table:default-cell-style-name="ce12"/>
        <table:table-column table:style-name="co6" table:default-cell-style-name="ce12"/>
        <table:table-row table:style-name="ro1">
          <table:table-cell table:style-name="ce10" office:value-type="string" calcext:value-type="string">
            <text:p>Short Name</text:p>
          </table:table-cell>
          <table:table-cell table:style-name="ce10" office:value-type="string" calcext:value-type="string">
            <text:p>Collection</text:p>
          </table:table-cell>
          <table:table-cell table:style-name="ce10" office:value-type="string" calcext:value-type="string">
            <text:p>Keyword</text:p>
          </table:table-cell>
          <table:table-cell table:style-name="ce10" office:value-type="string" calcext:value-type="string">
            <text:p>Spatial Resolution</text:p>
          </table:table-cell>
          <table:table-cell table:style-name="ce10" office:value-type="string" calcext:value-type="string">
            <text:p>Temporal Resolution</text:p>
          </table:table-cell>
        </table:table-row>
        <table:table-row table:style-name="ro2">
          <table:table-cell office:value-type="string" calcext:value-type="string">
            <text:p>MOD10A1F.061</text:p>
          </table:table-cell>
          <table:table-cell office:value-type="string" calcext:value-type="string">
            <text:p><text:a xlink:href="https://nsidc.org/data/MOD10A1F/versions/61" xlink:type="simple">MODIS/Terra CGF Snow Cover Dail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A1F.061</text:p>
          </table:table-cell>
          <table:table-cell office:value-type="string" calcext:value-type="string">
            <text:p><text:a xlink:href="https://nsidc.org/data/MYD10A1F/versions/61" xlink:type="simple">MODIS/Aqua CGF Snow Cover Dail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1F.061</text:p>
          </table:table-cell>
          <table:table-cell office:value-type="string" calcext:value-type="string">
            <text:p><text:a xlink:href="https://nsidc.org/data/MOD10A1F/versions/61" xlink:type="simple">MODIS/Terra CGF Snow Cover Dail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A1F.061</text:p>
          </table:table-cell>
          <table:table-cell office:value-type="string" calcext:value-type="string">
            <text:p><text:a xlink:href="https://nsidc.org/data/MYD10A1F/versions/61" xlink:type="simple">MODIS/Aqua CGF Snow Cover Dail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1.061</text:p>
          </table:table-cell>
          <table:table-cell office:value-type="string" calcext:value-type="string">
            <text:p><text:a xlink:href="https://nsidc.org/data/MOD10A1/versions/61" xlink:type="simple">MODIS/Terra Snow Cover Daily L3 Global 500m SIN Grid, Version 61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2.061</text:p>
          </table:table-cell>
          <table:table-cell office:value-type="string" calcext:value-type="string">
            <text:p><text:a xlink:href="https://nsidc.org/data/MOD10A2/versions/61" xlink:type="simple">MODIS/Terra Snow Cover 8-Day L3 Global 500m SIN Grid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C2.061</text:p>
          </table:table-cell>
          <table:table-cell office:value-type="string" calcext:value-type="string">
            <text:p><text:a xlink:href="https://nsidc.org/data/MOD10C2/versions/61" xlink:type="simple">MODIS/Terra Snow Cover 8-Day L3 Global 0.05Deg CMG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CM.061</text:p>
          </table:table-cell>
          <table:table-cell office:value-type="string" calcext:value-type="string">
            <text:p><text:a xlink:href="https://nsidc.org/data/MOD10CM/versions/61" xlink:type="simple">MODIS/Terra Snow Cover Monthly L3 Global 0.05Deg CMG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2">
          <table:table-cell office:value-type="string" calcext:value-type="string">
            <text:p>MOD10_L2.061</text:p>
          </table:table-cell>
          <table:table-cell office:value-type="string" calcext:value-type="string">
            <text:p><text:a xlink:href="https://nsidc.org/data/MOD10_L2/versions/61" xlink:type="simple">MODIS/Terra Snow Cover 5-Min L2 Swath 500m, Version 61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2">
          <table:table-cell office:value-type="string" calcext:value-type="string">
            <text:p>MYD10_L2.006</text:p>
          </table:table-cell>
          <table:table-cell office:value-type="string" calcext:value-type="string">
            <text:p><text:a xlink:href="https://nsidc.org/data/MYD10_L2/versions/6" xlink:type="simple">MODIS/Aqua Snow Cover 5-Min L2 Swath 500m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2">
          <table:table-cell office:value-type="string" calcext:value-type="string">
            <text:p>MOD10_L2.006</text:p>
          </table:table-cell>
          <table:table-cell office:value-type="string" calcext:value-type="string">
            <text:p><text:a xlink:href="https://nsidc.org/data/MOD10_L2/versions/6" xlink:type="simple">MODIS/Terra Snow Cover 5-Min L2 Swath 500m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2">
          <table:table-cell office:value-type="string" calcext:value-type="string">
            <text:p>MYD10A1.006</text:p>
          </table:table-cell>
          <table:table-cell office:value-type="string" calcext:value-type="string">
            <text:p><text:a xlink:href="https://nsidc.org/data/MYD10A1/versions/6" xlink:type="simple">MODIS/Aqua Snow Cover Daily L3 Global 500m SIN Grid, Version 6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1.006</text:p>
          </table:table-cell>
          <table:table-cell office:value-type="string" calcext:value-type="string">
            <text:p><text:a xlink:href="https://nsidc.org/data/MOD10A1/versions/6" xlink:type="simple">MODIS/Terra Snow Cover Daily L3 Global 500m SIN Grid, Version 6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C1.006</text:p>
          </table:table-cell>
          <table:table-cell office:value-type="string" calcext:value-type="string">
            <text:p><text:a xlink:href="https://nsidc.org/data/MYD10C1/versions/6" xlink:type="simple">MODIS/Aqua Snow Cover Dail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C1.006</text:p>
          </table:table-cell>
          <table:table-cell office:value-type="string" calcext:value-type="string">
            <text:p><text:a xlink:href="https://nsidc.org/data/MOD10C1/versions/6" xlink:type="simple">MODIS/Terra Snow Cover Dail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A2.006</text:p>
          </table:table-cell>
          <table:table-cell office:value-type="string" calcext:value-type="string">
            <text:p><text:a xlink:href="https://nsidc.org/data/MYD10A2/versions/6" xlink:type="simple">MODIS/Aqua Snow Cover 8-Day L3 Global 500m SIN Grid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A2.006</text:p>
          </table:table-cell>
          <table:table-cell office:value-type="string" calcext:value-type="string">
            <text:p><text:a xlink:href="https://nsidc.org/data/MOD10A2/versions/6" xlink:type="simple">MODIS/Terra Snow Cover 8-Day L3 Global 500m SIN Grid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YD10C2.006</text:p>
          </table:table-cell>
          <table:table-cell office:value-type="string" calcext:value-type="string">
            <text:p><text:a xlink:href="https://nsidc.org/data/MYD10C2/versions/6" xlink:type="simple">MODIS/Aqua Snow Cover 8-Da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C2.006</text:p>
          </table:table-cell>
          <table:table-cell office:value-type="string" calcext:value-type="string">
            <text:p><text:a xlink:href="https://nsidc.org/data/MOD10C2/versions/6" xlink:type="simple">MODIS/Terra Snow Cover 8-Da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YD10CM.006</text:p>
          </table:table-cell>
          <table:table-cell office:value-type="string" calcext:value-type="string">
            <text:p><text:a xlink:href="https://nsidc.org/data/MYD10CM/versions/6" xlink:type="simple">MODIS/Aqua Snow Cover Monthly L3 Global 0.05Deg CMG, Version 6</text:a></text:p>
          </table:table-cell>
          <table:table-cell table:style-name="ce12" office:value-type="string" calcext:value-type="string">
            <text:p>Snow Extent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2">
          <table:table-cell office:value-type="string" calcext:value-type="string">
            <text:p>MOD10CM.006</text:p>
          </table:table-cell>
          <table:table-cell office:value-type="string" calcext:value-type="string">
            <text:p><text:a xlink:href="https://nsidc.org/data/MOD10CM/versions/6" xlink:type="simple">MODIS/Terra Snow Cover Monthly L3 Global 0.05Deg CMG, Version 6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3">
          <table:table-cell office:value-type="string" calcext:value-type="string">
            <text:p>MYD10_L2.005</text:p>
          </table:table-cell>
          <table:table-cell office:value-type="string" calcext:value-type="string">
            <text:p><text:a xlink:href="https://nsidc.org/data/MYD10_L2/versions/5" xlink:type="simple">MODIS/Aqua Snow Cover 5-Min L2 Swath 500m, Version 5</text:a></text:p>
          </table:table-cell>
          <table:table-cell table:style-name="ce12" office:value-type="string" calcext:value-type="string">
            <text:p>Fractional Snow Cover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OD10_L2.005</text:p>
          </table:table-cell>
          <table:table-cell office:value-type="string" calcext:value-type="string">
            <text:p><text:a xlink:href="https://nsidc.org/data/MOD10_L2/versions/5" xlink:type="simple">MODIS/Terra Snow Cover 5-Min L2 Swath 500m, Version 5</text:a></text:p>
          </table:table-cell>
          <table:table-cell table:style-name="ce12" office:value-type="string" calcext:value-type="string">
            <text:p>Fractional Snow Cover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5 minute</text:p>
          </table:table-cell>
        </table:table-row>
        <table:table-row table:style-name="ro2">
          <table:table-cell office:value-type="string" calcext:value-type="string">
            <text:p>MYD10A1.005</text:p>
          </table:table-cell>
          <table:table-cell office:value-type="string" calcext:value-type="string">
            <text:p><text:a xlink:href="https://nsidc.org/data/MYD10A1/versions/5" xlink:type="simple">MODIS/Aqua Snow Cover Daily L3 Global 500m SIN Grid, Version 5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A1.005</text:p>
          </table:table-cell>
          <table:table-cell office:value-type="string" calcext:value-type="string">
            <text:p><text:a xlink:href="https://nsidc.org/data/MOD10A1/versions/5" xlink:type="simple">MODIS/Terra Snow Cover Daily L3 Global 500m SIN Grid, Version 5</text:a></text:p>
          </table:table-cell>
          <table:table-cell office:value-type="string" calcext:value-type="string">
            <text:p>Albedo, 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C1.005</text:p>
          </table:table-cell>
          <table:table-cell office:value-type="string" calcext:value-type="string">
            <text:p><text:a xlink:href="https://nsidc.org/data/MYD10C1/versions/5" xlink:type="simple">MODIS/Aqua Snow Cover Dail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OD10C1.005</text:p>
          </table:table-cell>
          <table:table-cell office:value-type="string" calcext:value-type="string">
            <text:p><text:a xlink:href="https://nsidc.org/data/MOD10C1/versions/5" xlink:type="simple">MODIS/Terra Snow Cover Dail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day</text:p>
          </table:table-cell>
        </table:table-row>
        <table:table-row table:style-name="ro2">
          <table:table-cell office:value-type="string" calcext:value-type="string">
            <text:p>MYD10A2.005</text:p>
          </table:table-cell>
          <table:table-cell office:value-type="string" calcext:value-type="string">
            <text:p><text:a xlink:href="https://nsidc.org/data/MYD10A2/versions/5" xlink:type="simple">MODIS/Aqua Snow Cover 8-Day L3 Global 500m SIN Grid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A2.005</text:p>
          </table:table-cell>
          <table:table-cell office:value-type="string" calcext:value-type="string">
            <text:p><text:a xlink:href="https://nsidc.org/data/MOD10A2/versions/5" xlink:type="simple">MODIS/Terra Snow Cover 8-Day L3 Global 500m SIN Grid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500 m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YD10C2.005</text:p>
          </table:table-cell>
          <table:table-cell office:value-type="string" calcext:value-type="string">
            <text:p><text:a xlink:href="https://nsidc.org/data/MYD10C2/versions/5" xlink:type="simple">MODIS/Aqua Snow Cover 8-Da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OD10C2.005</text:p>
          </table:table-cell>
          <table:table-cell office:value-type="string" calcext:value-type="string">
            <text:p><text:a xlink:href="https://nsidc.org/data/MOD10C2/versions/5" xlink:type="simple">MODIS/Terra Snow Cover 8-Da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8 day</text:p>
          </table:table-cell>
        </table:table-row>
        <table:table-row table:style-name="ro2">
          <table:table-cell office:value-type="string" calcext:value-type="string">
            <text:p>MYD10CM.005</text:p>
          </table:table-cell>
          <table:table-cell office:value-type="string" calcext:value-type="string">
            <text:p><text:a xlink:href="https://nsidc.org/data/MYD10CM/versions/5" xlink:type="simple">MODIS/Aqua Snow Cover Monthl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2">
          <table:table-cell office:value-type="string" calcext:value-type="string">
            <text:p>MOD10CM.005</text:p>
          </table:table-cell>
          <table:table-cell office:value-type="string" calcext:value-type="string">
            <text:p><text:a xlink:href="https://nsidc.org/data/MOD10CM/versions/5" xlink:type="simple">MODIS/Terra Snow Cover Monthly L3 Global 0.05Deg CMG, Version 5</text:a></text:p>
          </table:table-cell>
          <table:table-cell office:value-type="string" calcext:value-type="string">
            <text:p>Snow Cover</text:p>
          </table:table-cell>
          <table:table-cell office:value-type="string" calcext:value-type="string">
            <text:p>0.05 deg</text:p>
          </table:table-cell>
          <table:table-cell office:value-type="string" calcext:value-type="string">
            <text:p>1 month</text:p>
          </table:table-cell>
        </table:table-row>
        <table:table-row table:style-name="ro3">
          <table:table-cell office:value-type="string" calcext:value-type="string">
            <text:p>MYD29.006</text:p>
          </table:table-cell>
          <table:table-cell office:value-type="string" calcext:value-type="string">
            <text:p><text:a xlink:href="https://nsidc.org/data/MYD29/versions/6" xlink:type="simple">MODIS/Aqua Sea Ice Extent 5-Min L2 Swath 1km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OD29.006</text:p>
          </table:table-cell>
          <table:table-cell office:value-type="string" calcext:value-type="string">
            <text:p><text:a xlink:href="https://nsidc.org/data/MOD29/versions/6" xlink:type="simple">MODIS/Terra Sea Ice Extent 5-Min L2 Swath 1km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YD29P1D.006</text:p>
          </table:table-cell>
          <table:table-cell office:value-type="string" calcext:value-type="string">
            <text:p><text:a xlink:href="https://nsidc.org/data/MYD29P1D/versions/6" xlink:type="simple">MODIS/Aqua Sea Ice Extent Daily L3 Global 1km EASE-Grid Day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P1D.006</text:p>
          </table:table-cell>
          <table:table-cell office:value-type="string" calcext:value-type="string">
            <text:p><text:a xlink:href="https://nsidc.org/data/MOD29P1D/versions/6" xlink:type="simple">MODIS/Terra Sea Ice Extent Daily L3 Global 1km EASE-Grid Day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P1N.006</text:p>
          </table:table-cell>
          <table:table-cell office:value-type="string" calcext:value-type="string">
            <text:p><text:a xlink:href="https://nsidc.org/data/MYD29P1N/versions/6" xlink:type="simple">MODIS/Aqua Sea Ice Extent Daily L3 Global 1km EASE-Grid Night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P1N.006</text:p>
          </table:table-cell>
          <table:table-cell office:value-type="string" calcext:value-type="string">
            <text:p><text:a xlink:href="https://nsidc.org/data/MOD29P1N/versions/6" xlink:type="simple">MODIS/Terra Sea Ice Extent Daily L3 Global 1km EASE-Grid Night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E1D.006</text:p>
          </table:table-cell>
          <table:table-cell office:value-type="string" calcext:value-type="string">
            <text:p><text:a xlink:href="https://nsidc.org/data/MYD29E1D/versions/6" xlink:type="simple">MODIS/Aqua Sea Ice Extent and IST Daily L3 Global 4km EASE-Grid Day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4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E1D.006</text:p>
          </table:table-cell>
          <table:table-cell office:value-type="string" calcext:value-type="string">
            <text:p><text:a xlink:href="https://nsidc.org/data/MOD29E1D/versions/6" xlink:type="simple">MODIS/Terra Sea Ice Extent and IST Daily L3 Global 4km EASE-Grid Day, Version 6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4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.005</text:p>
          </table:table-cell>
          <table:table-cell office:value-type="string" calcext:value-type="string">
            <text:p><text:a xlink:href="https://nsidc.org/data/MYD29/versions/5" xlink:type="simple">MODIS/Aqua Sea Ice Extent 5-Min L2 Swath 1km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OD29.005</text:p>
          </table:table-cell>
          <table:table-cell office:value-type="string" calcext:value-type="string">
            <text:p><text:a xlink:href="https://nsidc.org/data/MOD29/versions/5" xlink:type="simple">MODIS/Terra Sea Ice Extent 5-Min L2 Swath 1km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5 minute</text:p>
          </table:table-cell>
        </table:table-row>
        <table:table-row table:style-name="ro3">
          <table:table-cell office:value-type="string" calcext:value-type="string">
            <text:p>MYD29P1D.005</text:p>
          </table:table-cell>
          <table:table-cell office:value-type="string" calcext:value-type="string">
            <text:p><text:a xlink:href="https://nsidc.org/data/MYD29P1D/versions/5" xlink:type="simple">MODIS/Aqua Sea Ice Extent Daily L3 Global 1km EASE-Grid Day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P1D.005</text:p>
          </table:table-cell>
          <table:table-cell office:value-type="string" calcext:value-type="string">
            <text:p><text:a xlink:href="https://nsidc.org/data/MOD29P1D/versions/5" xlink:type="simple">MODIS/Terra Sea Ice Extent Daily L3 Global 1km EASE-Grid Day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P1N.005</text:p>
          </table:table-cell>
          <table:table-cell office:value-type="string" calcext:value-type="string">
            <text:p><text:a xlink:href="https://nsidc.org/data/MYD29P1N/versions/5" xlink:type="simple">MODIS/Aqua Sea Ice Extent Daily L3 Global 1km EASE-Grid Night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P1N.005</text:p>
          </table:table-cell>
          <table:table-cell office:value-type="string" calcext:value-type="string">
            <text:p><text:a xlink:href="https://nsidc.org/data/MOD29P1N/versions/5" xlink:type="simple">MODIS/Terra Sea Ice Extent Daily L3 Global 1km EASE-Grid Night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1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YD29E1D.005</text:p>
          </table:table-cell>
          <table:table-cell office:value-type="string" calcext:value-type="string">
            <text:p><text:a xlink:href="https://nsidc.org/data/MYD29E1D/versions/5" xlink:type="simple">MODIS/Aqua Sea Ice Extent and IST Daily L3 Global 4km EASE-Grid Day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4000 m</text:p>
          </table:table-cell>
          <table:table-cell office:value-type="string" calcext:value-type="string">
            <text:p>1 day</text:p>
          </table:table-cell>
        </table:table-row>
        <table:table-row table:style-name="ro3">
          <table:table-cell office:value-type="string" calcext:value-type="string">
            <text:p>MOD29E1D.005</text:p>
          </table:table-cell>
          <table:table-cell office:value-type="string" calcext:value-type="string">
            <text:p><text:a xlink:href="https://nsidc.org/data/MOD29E1D/versions/5" xlink:type="simple">MODIS/Terra Sea Ice Extent and IST Daily L3 Global 4km EASE-Grid Day, Version 5</text:a></text:p>
          </table:table-cell>
          <table:table-cell table:style-name="ce12" office:value-type="string" calcext:value-type="string">
            <text:p>Ice Extent, Ice Temperature</text:p>
          </table:table-cell>
          <table:table-cell office:value-type="string" calcext:value-type="string">
            <text:p>4000 m</text:p>
          </table:table-cell>
          <table:table-cell office:value-type="string" calcext:value-type="string">
            <text:p>1 d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lorian Detsch</meta:initial-creator>
    <meta:creation-date>2021-10-01T13:23:24.797394287</meta:creation-date>
    <dc:date>2022-08-29T11:54:14.196332589</dc:date>
    <dc:creator>Florian Detsch</dc:creator>
    <meta:editing-duration>PT14M46S</meta:editing-duration>
    <meta:editing-cycles>6</meta:editing-cycles>
    <meta:generator>LibreOffice/7.3.5.2$Linux_X86_64 LibreOffice_project/30$Build-2</meta:generator>
    <meta:document-statistic meta:table-count="2" meta:cell-count="1891" meta:object-count="0"/>
  </office:meta>
</office:document-meta>
</file>